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660000027FFA093E4F.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Standard" style:list-style-name="L1"/>
    <style:style style:name="P10" style:family="paragraph" style:parent-style-name="Standard" style:list-style-name="L2"/>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74819062" text:style-name="L1">
        <text:list-item>
          <text:p text:style-name="P9">Clinics</text:p>
        </text:list-item>
        <text:list-item>
          <text:p text:style-name="P9">General/Prototype Tours</text:p>
        </text:list-item>
        <text:list-item>
          <text:p text:style-name="P9">Layouts and Layout Tours</text:p>
        </text:list-item>
        <text:list-item>
          <text:p text:style-name="P9">Miscellaneous Events</text:p>
        </text:list-item>
        <text:list-item>
          <text:p text:style-name="P9">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text:p>
      <text:p text:style-name="Text_20_body">To download a copy of the current version use SVN:</text:p>
      <text:p text:style-name="P1">http://svn.code.sf.net/p/eventtools/code/trunk eventtools</text:p>
      <text:p text:style-name="Text_20_body">EventTools was written and is maintained by Bob Jacobsen, please contact him directly if you want more information on using EventTools.</text:p>
      <text:h text:style-name="Heading_20_3" text:outline-level="3"><text:soft-page-break/>Web pages</text:h>
      <text:p text:style-name="Text_20_body">EventTools provides complete a complete web interface to enter and administer your event data. <text:s/>The entry point for this is the index.php page in the EventTools directory.</text:p>
      <text:list xml:id="list222782062" text:style-name="L7">
        <text:list-item>
          <text:p text:style-name="P7">Pages with names like edit*.php are the phpMyEdit add/change/delete pages.</text:p>
        </text:list-item>
        <text:list-item>
          <text:p text:style-name="P7">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817390940" text:style-name="L8">
        <text:list-item>
          <text:p text:style-name="P8">Pages with names like format* display various forms of formatted output tables, with only minimal actual formatting. These serve as examples of how to get the data for your own pages.</text:p>
        </text:list-item>
        <text:list-item>
          <text:p text:style-name="P8">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918097951" text:style-name="L6">
        <text:list-item>
          <text:p text:style-name="P6">Geographic classes are used to represent where something is: <text:s/>The first row of a table entry. <text:s/>The left column of a table.</text:p>
        </text:list-item>
        <text:list-item>
          <text:p text:style-name="P6">Functional classes are used to represent the functional meaning of an element: The tour name. The layout owner's name.</text:p>
        </text:list-item>
        <text:list-item>
          <text:p text:style-name="P6">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3" text:outline-level="3"><text:soft-page-break/>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2029581166" text:style-name="L2">
        <text:list-item>
          <text:p text:style-name="P2">MySQL (part of the usual LAMP stack on a web server) – the database access in EventTools is coded in PHP for mysql. <text:s/>No attempt has been made to write database-independent code.</text:p>
        </text:list-item>
        <text:list-item>
          <text:p text:style-name="P2">PHP - </text:p>
        </text:list-item>
        <text:list-item>
          <text:p text:style-name="P2">phpMyEdit (<text:a xlink:type="simple" xlink:href="http://www.phpmyedit.org/">http://www.phpmyedit.org/</text:a>) <text:s/>is used to create the web forms to add/edit database data.</text:p>
        </text:list-item>
        <text:list-item>
          <text:p text:style-name="P10">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1363947641" text:style-name="L3">
        <text:list-item>
          <text:p text:style-name="P3">_clinics</text:p>
        </text:list-item>
        <text:list-item>
          <text:p text:style-name="P3">_layout_tours</text:p>
        </text:list-item>
        <text:list-item>
          <text:p text:style-name="P3"><text:soft-page-break/>_general_tours</text:p>
        </text:list-item>
        <text:list-item>
          <text:p text:style-name="P3">_misc_event_tours</text:p>
        </text:list-item>
      </text:list>
      <text:p text:style-name="Text_20_body">The first few elements in each row are common, which allows common processing:</text:p>
      <text:list xml:id="list303610189" text:style-name="L4">
        <text:list-item>
          <text:p text:style-name="P4">id – a small int, used for e.g. links. <text:s/>Unique, internal primary key</text:p>
        </text:list-item>
        <text:list-item>
          <text:p text:style-name="P4">number – small string (e.g. “L123”; yes, we know that's not a number, but that's what people always call it)</text:p>
        </text:list-item>
        <text:list-item>
          <text:p text:style-name="P4">name – also a title for the clinics</text:p>
        </text:list-item>
        <text:list-item>
          <text:p text:style-name="P4">start_date - “2011-07-03 13:00:00” (standard MySQL format)</text:p>
        </text:list-item>
        <text:list-item>
          <text:p text:style-name="P4">end_date – ditto</text:p>
        </text:list-item>
        <text:list-item>
          <text:p text:style-name="P4">description – used in summaries, etc</text:p>
        </text:list-item>
        <text:list-item>
          <text:p text:style-name="P4">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text:soft-page-break/>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1178840878" text:style-name="L5">
        <text:list-item>
          <text:p text:style-name="P5"><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5"><text:span text:style-name="T1">Jelly-Belly tours</text:span>: <text:s/>These are purchased general tours, but the ticket holder is allowed to get zero-cost tickets to bring along their children.</text:p>
        </text:list-item>
        <text:list-item>
          <text:p text:style-name="P5"><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
      <text:p text:style-name="Text_20_body">Zero price (default is -1 for “no data) and self-scheduled (no times, soft times) tours (2011-0707 00:00:00 is a blank time)</text:p>
      <text:p text:style-name="Text_20_body"/>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text:soft-page-break/>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7</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2-17T06:39:15</dc:date>
    <dc:creator>Bob Jacobsen</dc:creator>
    <meta:editing-duration>P2DT4H31M44S</meta:editing-duration>
    <meta:editing-cycles>74</meta:editing-cycles>
    <meta:generator>OpenOffice.org/3.3$Unix OpenOffice.org_project/330m20$Build-9567</meta:generator>
    <dc:description>Copyright Bob Jacobsen, 2010, 2011, all rights reserved.</dc:description>
    <dc:title>EventTools Manual</dc:title>
    <meta:printed-by>Bob Jacobsen</meta:printed-by>
    <meta:print-date>2011-08-19T18:33:05</meta:print-date>
    <meta:document-statistic meta:table-count="0" meta:image-count="1" meta:object-count="0" meta:page-count="7" meta:paragraph-count="110" meta:word-count="2089" meta:character-count="12989"/>
  </office:meta>
</office:document-meta>
</file>